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6972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2866in"/>
    </style:style>
    <style:style style:name="co8" style:family="table-column">
      <style:table-column-properties fo:break-before="auto" style:column-width="3.1126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transparent" fo:border="0.74pt solid #000000"/>
    </style:style>
    <style:style style:name="ce1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6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</office:automatic-styles>
  <office:body>
    <office:spreadsheet>
      <table:table table:name="01 - WMD Onsite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1" table:default-cell-style-name="ce18"/>
        <table:table-column table:style-name="co6" table:default-cell-style-name="ce12"/>
        <table:table-column table:style-name="co6" table:number-columns-repeated="1017" table:default-cell-style-name="ce18"/>
        <table:table-row table:style-name="ro1">
          <table:table-cell table:style-name="ce17" table:number-columns-repeated="6"/>
          <table:table-cell table:number-columns-repeated="1018"/>
        </table:table-row>
        <table:table-row table:style-name="ro2">
          <table:table-cell table:style-name="ce17"/>
          <table:table-cell table:style-name="ce19" office:value-type="string" calcext:value-type="string">
            <text:p>Sr. No.</text:p>
          </table:table-cell>
          <table:table-cell table:style-name="ce19" office:value-type="string" calcext:value-type="string">
            <text:p>Class No</text:p>
          </table:table-cell>
          <table:table-cell table:style-name="ce19" office:value-type="string" calcext:value-type="string">
            <text:p>Topics</text:p>
          </table:table-cell>
          <table:table-cell table:style-name="ce19" office:value-type="string" calcext:value-type="string">
            <text:p>Assignments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1" table:number-rows-spanned="2">
            <text:p>Class 01 (2022-10-02)</text:p>
          </table:table-cell>
          <table:table-cell table:style-name="ce21" office:value-type="string" calcext:value-type="string">
            <text:p><text:a xlink:href="http://www.pavaverse.co/" xlink:type="simple">Panaverse Offical</text:a></text:p>
          </table:table-cell>
          <table:table-cell table:style-name="ce13" office:value-type="string" calcext:value-type="string">
            <text:p><text:a xlink:href="https://github.com/hassan-ak/wmd-getting-started-exercises-js" xlink:type="simple">Getting Started Exercises with JavaScript and Node.js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table-cell table:style-name="ce21" office:value-type="string" calcext:value-type="string">
            <text:p><text:a xlink:href="https://docs.google.com/presentation/d/12C1s4UBTlR9nZNEkRE6aAuGeRA3s92jx-8nJKo9jdH4/edit?usp=sharing" xlink:type="simple">Panaverse Intro</text:a></text:p>
          </table:table-cell>
          <table:table-cell table:style-name="ce13" office:value-type="string" calcext:value-type="string">
            <text:p><text:a xlink:href="https://docs.google.com/presentation/d/1ky2jl8Cyg37EOzzAqB-Dili2l836mXgcRP0IC5H_L3I/edit?usp=sharing" xlink:type="simple">What is Metaverse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7" office:value-type="float" office:value="2" calcext:value-type="float" table:number-columns-spanned="1" table:number-rows-spanned="5">
            <text:p>2</text:p>
          </table:table-cell>
          <table:table-cell table:style-name="ce7" office:value-type="string" calcext:value-type="string" table:number-columns-spanned="1" table:number-rows-spanned="5">
            <text:p>Class 02 (2022-10-16)</text:p>
          </table:table-cell>
          <table:table-cell table:style-name="ce10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14" office:value-type="string" calcext:value-type="string">
            <text:p><text:a xlink:href="https://github.com/hassan-ak/wmd-assignments-and-presentations/blob/main/assignments/web3Handson/01-installMetamaskAndGetSomeTokens/Readme.md" xlink:type="simple">Install Metamask and get some tokens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3" table:style-name="ce5"/>
          <table:table-cell table:style-name="ce14" office:value-type="string" calcext:value-type="string">
            <text:p><text:a xlink:href="https://github.com/hassan-ak/wmd-assignments-and-presentations/blob/main/assignments/web3Handson/02-createYourERC20Token/Readme.md" xlink:type="simple">Create your ERC20 token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table-cell table:style-name="ce21" office:value-type="string" calcext:value-type="string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14" office:value-type="string" calcext:value-type="string">
            <text:p><text:a xlink:href="https://github.com/hassan-ak/wmd-assignments-and-presentations/blob/main/assignments/web3Handson/03-createAnNft/Readme.md" xlink:type="simple">Create an NFT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table-cell table:style-name="ce10" office:value-type="string" calcext:value-type="string" table:number-columns-spanned="1" table:number-rows-spanned="2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14" office:value-type="string" calcext:value-type="string">
            <text:p><text:a xlink:href="https://github.com/hassan-ak/wmd-assignments-and-presentations/blob/main/assignments/web3Handson/04-provideLiquidityToExistingPool/Readme.md" xlink:type="simple">Provide liquidity to a existing pool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3" table:style-name="ce5"/>
          <table:table-cell table:style-name="ce14" office:value-type="string" calcext:value-type="string">
            <text:p><text:a xlink:href="https://github.com/hassan-ak/wmd-assignments-and-presentations/blob/main/assignments/web3Handson/05-createNewPoolAndProvideLiquidity/Readme.md" xlink:type="simple">Create a new pool and provide liquidity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7" office:value-type="float" office:value="3" calcext:value-type="float" table:number-columns-spanned="1" table:number-rows-spanned="4">
            <text:p>3</text:p>
          </table:table-cell>
          <table:table-cell table:style-name="ce7" office:value-type="string" calcext:value-type="string" table:number-columns-spanned="1" table:number-rows-spanned="4">
            <text:p>Class 03 (2022-10-26)</text:p>
          </table:table-cell>
          <table:table-cell table:style-name="ce10" office:value-type="string" calcext:value-type="string" table:number-columns-spanned="1" table:number-rows-spanned="4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14" office:value-type="string" calcext:value-type="string">
            <text:p><text:a xlink:href="https://github.com/hassan-ak/wmd-assignments-and-presentations/blob/main/assignments/web3Handson/06-supplyAndBorrowAssetsWithAaveProtocol/Readme.md" xlink:type="simple">Supply and Borrow Assets with Aave Protocol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3" table:style-name="ce5"/>
          <table:table-cell table:style-name="ce14" office:value-type="string" calcext:value-type="string">
            <text:p><text:a xlink:href="https://github.com/hassan-ak/wmd-assignments-and-presentations/blob/main/assignments/web3Handson/07-createDaoAndAddMembers/Readme.md" xlink:type="simple">Create DAO and Add Members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3" table:style-name="ce5"/>
          <table:table-cell table:style-name="ce14" office:value-type="string" calcext:value-type="string">
            <text:p><text:a xlink:href="https://docs.google.com/presentation/d/1QGqBc04fD92BFsEDDhH-qCnuFqfMbh0FkeATsvEEKuw/edit?usp=sharing" xlink:type="simple">Fundraising Presentation for New Web3 Projects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3" table:style-name="ce5"/>
          <table:table-cell table:style-name="ce14" office:value-type="string" calcext:value-type="string">
            <text:p><text:a xlink:href="https://github.com/hassan-ak/wmd-assignments-and-presentations/blob/main/assignments/web3Handson/08-registerYourDomainAtEnsService/Readme.md" xlink:type="simple">Register Your Domain at ENS Service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7" office:value-type="string" calcext:value-type="string" table:number-columns-spanned="1" table:number-rows-spanned="2">
            <text:p>Class 01 (2022-10-02)</text:p>
          </table:table-cell>
          <table:table-cell table:style-name="ce21" office:value-type="string" calcext:value-type="string">
            <text:p>JS Book Chapter 01 to 03</text:p>
          </table:table-cell>
          <table:table-cell table:style-name="ce13"/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table-cell table:style-name="ce21" office:value-type="string" calcext:value-type="string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13"/>
          <table:table-cell table:style-name="ce1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2 - JS for beginners Online Daniyal Nagori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7" table:default-cell-style-name="ce18"/>
        <table:table-column table:style-name="co5" table:default-cell-style-name="ce18"/>
        <table:table-column table:style-name="co1" table:default-cell-style-name="ce18"/>
        <table:table-column table:style-name="co6" table:number-columns-repeated="1018" table:default-cell-style-name="ce18"/>
        <table:table-row table:style-name="ro1">
          <table:table-cell table:style-name="ce17" table:number-columns-repeated="6"/>
          <table:table-cell table:number-columns-repeated="1018"/>
        </table:table-row>
        <table:table-row table:style-name="ro2">
          <table:table-cell table:style-name="ce17"/>
          <table:table-cell table:style-name="ce19" office:value-type="string" calcext:value-type="string">
            <text:p>Sr. No.</text:p>
          </table:table-cell>
          <table:table-cell table:style-name="ce19" office:value-type="string" calcext:value-type="string">
            <text:p>Class No</text:p>
          </table:table-cell>
          <table:table-cell table:style-name="ce19" office:value-type="string" calcext:value-type="string">
            <text:p>Topics</text:p>
          </table:table-cell>
          <table:table-cell table:style-name="ce19" office:value-type="string" calcext:value-type="string">
            <text:p>Assignments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7" office:value-type="string" calcext:value-type="string">
            <text:p>Class 01 (2022-10-06)</text:p>
          </table:table-cell>
          <table:table-cell table:style-name="ce5" office:value-type="string" calcext:value-type="string">
            <text:p>Introduction</text:p>
          </table:table-cell>
          <table:table-cell table:style-name="Default" office:value-type="string" calcext:value-type="string">
            <text:p><text:a xlink:href="https://github.com/hassan-ak/wmd-assignments-and-presentations/tree/main/assignments/javaScript/01-responsiveWebPage" xlink:type="simple">Responsive web page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2" calcext:value-type="float" table:number-columns-spanned="1" table:number-rows-spanned="2">
            <text:p>2</text:p>
          </table:table-cell>
          <table:table-cell table:style-name="ce7" office:value-type="string" calcext:value-type="string" table:number-columns-spanned="1" table:number-rows-spanned="2">
            <text:p>Class 01 (2022-10-10)</text:p>
          </table:table-cell>
          <table:table-cell table:style-name="ce5" office:value-type="string" calcext:value-type="string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7" table:number-columns-spanned="1" table:number-rows-spanned="2"/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style-name="ce20"/>
          <table:covered-table-cell table:style-name="ce7"/>
          <table:table-cell table:style-name="ce5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covered-table-cell table:style-name="ce16"/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3" calcext:value-type="float">
            <text:p>3</text:p>
          </table:table-cell>
          <table:table-cell table:style-name="ce7" office:value-type="string" calcext:value-type="string">
            <text:p>Class 03 (2022-10-17)</text:p>
          </table:table-cell>
          <table:table-cell table:style-name="ce5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23"/>
          <table:table-cell table:style-name="ce17"/>
          <table:table-cell table:number-columns-repeated="1018"/>
        </table:table-row>
        <table:table-row table:style-name="ro3" table:number-rows-repeated="3">
          <table:table-cell table:style-name="ce17"/>
          <table:table-cell table:style-name="ce5" table:number-columns-repeated="3"/>
          <table:table-cell table:style-name="ce23"/>
          <table:table-cell table:style-name="ce17"/>
          <table:table-cell table:number-columns-repeated="1018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3" table:number-rows-repeated="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 -  Project JS By Hira Khan and Adil Altaf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8" table:default-cell-style-name="ce18"/>
        <table:table-column table:style-name="co5" table:default-cell-style-name="ce18"/>
        <table:table-column table:style-name="co1" table:default-cell-style-name="ce18"/>
        <table:table-column table:style-name="co6" table:number-columns-repeated="1018" table:default-cell-style-name="ce18"/>
        <table:table-row table:style-name="ro1">
          <table:table-cell table:style-name="ce17" table:number-columns-repeated="6"/>
          <table:table-cell table:number-columns-repeated="1018"/>
        </table:table-row>
        <table:table-row table:style-name="ro2">
          <table:table-cell table:style-name="ce17"/>
          <table:table-cell table:style-name="ce19" office:value-type="string" calcext:value-type="string">
            <text:p>Sr. No.</text:p>
          </table:table-cell>
          <table:table-cell table:style-name="ce19" office:value-type="string" calcext:value-type="string">
            <text:p>Class No</text:p>
          </table:table-cell>
          <table:table-cell table:style-name="ce19" office:value-type="string" calcext:value-type="string">
            <text:p>Topics</text:p>
          </table:table-cell>
          <table:table-cell table:style-name="ce19" office:value-type="string" calcext:value-type="string">
            <text:p>Assignments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1" table:number-rows-spanned="2">
            <text:p>Class 01 (2022-10-08)</text:p>
          </table:table-cell>
          <table:table-cell table:style-name="ce5" office:value-type="string" calcext:value-type="string">
            <text:p>Introduction</text:p>
          </table:table-cell>
          <table:table-cell table:style-name="ce14" office:value-type="string" calcext:value-type="string">
            <text:p><text:a xlink:href="https://github.com/hassan-ak/wmd-assignments-and-presentations/tree/main/assignments/javaScript/02-milesToKilometersConverter" xlink:type="simple">Miles-to-kilometers converter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style-name="ce20"/>
          <table:covered-table-cell table:style-name="ce7"/>
          <table:table-cell table:style-name="ce28" office:value-type="string" calcext:value-type="string">
            <text:p><text:a xlink:href="https://www.amazon.com/JavaScript-Beginner-Professional-building-interactive/dp/1800562527/ref=sr_1_4" xlink:type="simple">JavaScript from Beginner to Professional (1 – 2)</text:a></text:p>
          </table:table-cell>
          <table:table-cell table:style-name="ce14" office:value-type="string" calcext:value-type="string">
            <text:p><text:a xlink:href="https://github.com/hassan-ak/wmd-assignments-and-presentations/tree/main/assignments/javaScript/03-bMICalculator" xlink:type="simple">BMI Calculator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2" calcext:value-type="float" table:number-columns-spanned="1" table:number-rows-spanned="4">
            <text:p>2</text:p>
          </table:table-cell>
          <table:table-cell table:style-name="ce25" office:value-type="string" calcext:value-type="string" table:number-columns-spanned="1" table:number-rows-spanned="4">
            <text:p>Class 02 (2022-10-15)</text:p>
          </table:table-cell>
          <table:table-cell table:style-name="ce10" office:value-type="string" calcext:value-type="string" table:number-columns-spanned="1" table:number-rows-spanned="2">
            <text:p><text:a xlink:href="https://www.amazon.com/JavaScript-Beginner-Professional-building-interactive/dp/1800562527/ref=sr_1_4" xlink:type="simple">JavaScript from Beginner to Professional (3 – 4)</text:a></text:p>
          </table:table-cell>
          <table:table-cell table:style-name="ce14" office:value-type="string" calcext:value-type="string">
            <text:p><text:a xlink:href="https://github.com/hassan-ak/wmd-assignments-and-presentations/tree/main/assignments/javaScript/04-manipulatingArray" xlink:type="simple">Manipulating an array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covered-table-cell table:style-name="ce28"/>
          <table:table-cell table:style-name="ce14" office:value-type="string" calcext:value-type="string">
            <text:p><text:a xlink:href="https://github.com/hassan-ak/wmd-assignments-and-presentations/tree/main/assignments/javaScript/05-companyProductCtalog" xlink:type="simple">Company product catalog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table-cell table:style-name="ce10" office:value-type="string" calcext:value-type="string" table:number-columns-spanned="1" table:number-rows-spanned="2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14" office:value-type="string" calcext:value-type="string">
            <text:p><text:a xlink:href="https://github.com/hassan-ak/wmd-assignments-and-presentations/tree/main/assignments/javaScript/06-evaluatingNumberGame" xlink:type="simple">Evaluating a number game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covered-table-cell table:style-name="ce28"/>
          <table:table-cell table:style-name="ce14" office:value-type="string" calcext:value-type="string">
            <text:p><text:a xlink:href="https://github.com/hassan-ak/wmd-assignments-and-presentations/tree/main/assignments/javaScript/07-friendCheckerGame" xlink:type="simple">Friend checker game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5" table:number-columns-repeated="3"/>
          <table:table-cell table:style-name="ce14" office:value-type="string" calcext:value-type="string">
            <text:p><text:a xlink:href="https://github.com/hassan-ak/wmd-assignments-and-presentations/tree/main/assignments/javaScript/08-rockPaperScissorsGame" xlink:type="simple">Rock Paper Scissors game</text:a></text:p>
          </table:table-cell>
          <table:table-cell table:style-name="ce17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3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1">00/00/0000</text:date>, <text:time style:data-style-name="N2" text:time-value="05:05:14.9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31T05:05:47.237000000</dc:date>
    <meta:editing-duration>PT1H30M3S</meta:editing-duration>
    <meta:editing-cycles>92</meta:editing-cycles>
    <meta:generator>LibreOffice/7.3.3.2$Windows_X86_64 LibreOffice_project/d1d0ea68f081ee2800a922cac8f79445e4603348</meta:generator>
    <meta:document-statistic meta:table-count="3" meta:cell-count="65" meta:object-count="0"/>
  </office:meta>
</office:document-meta>
</file>